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808" officeooo:paragraph-rsid="0016c8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about 70 different buo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2:16:06.417477622</meta:creation-date>
    <dc:date>2016-11-14T08:22:14.165446941</dc:date>
    <meta:editing-duration>PT15H45M3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6" meta:character-count="35" meta:non-whitespace-character-count="30"/>
  </office:meta>
</office:document-meta>
</file>